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PT Sans" svg:font-family="'PT Sans'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529cm" fo:margin-bottom="0.529cm" fo:line-height="100%" style:page-number="auto" fo:background-color="#ffffff">
        <style:background-image/>
      </style:paragraph-properties>
      <style:text-properties fo:color="#333333" fo:font-size="12pt" fo:font-weight="bold" style:font-name-asian="Times New Roman" style:font-size-asian="12pt" style:language-asian="ru" style:country-asian="RU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margin-top="0.529cm" fo:margin-bottom="0.529cm" fo:line-height="100%" fo:background-color="#ffffff">
        <style:background-image/>
      </style:paragraph-properties>
    </style:style>
    <style:style style:name="T1" style:family="text">
      <style:text-properties fo:color="#333333" fo:font-size="12pt" style:font-name-asian="Times New Roman" style:font-size-asian="12pt" style:language-asian="ru" style:country-asian="RU" style:font-name-complex="Arial1" style:font-size-complex="12pt"/>
    </style:style>
    <style:style style:name="T2" style:family="text">
      <style:text-properties fo:color="#333333" fo:font-size="12pt" fo:language="ru" fo:country="RU" style:font-name-asian="Times New Roman" style:font-size-asian="12pt" style:language-asian="ru" style:country-asian="RU" style:font-name-complex="Arial1" style:font-size-complex="12pt"/>
    </style:style>
    <style:style style:name="T3" style:family="text">
      <style:text-properties fo:color="#333333" fo:font-size="10.5pt" style:font-name-asian="Times New Roman" style:font-size-asian="10.5pt" style:language-asian="ru" style:country-asian="RU" style:font-name-complex="Arial1" style:font-size-complex="10.5pt"/>
    </style:style>
    <style:style style:name="T4" style:family="text">
      <style:text-properties fo:font-variant="normal" fo:text-transform="none" fo:color="#000000" style:font-name="Calibri1" fo:font-size="12pt" fo:letter-spacing="normal" fo:font-style="normal" fo:font-weight="normal" style:font-name-asian="Times New Roman" style:font-size-asian="12pt" style:language-asian="ru" style:country-asian="RU" style:font-name-complex="Arial1" style:font-size-complex="12pt"/>
    </style:style>
    <style:style style:name="T5" style:family="text">
      <style:text-properties fo:font-variant="normal" fo:text-transform="none" fo:color="#3366cc" style:text-line-through-style="none" style:font-name="PT Sans" fo:font-size="12pt" fo:letter-spacing="normal" fo:language="en" fo:country="US" fo:font-style="normal" style:text-underline-style="none" fo:font-weight="normal" style:text-blinking="false" fo:background-color="#ffffff" style:font-name-asian="Times New Roman" style:font-size-asian="12pt" style:language-asian="ru" style:country-asian="RU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ГЛАШЕНИЕ ОБ ИСПОЛЬЗОВАНИИ ПЕРСОНАЛЬНЫХ ДАННЫХ.</text:p>
      <text:p text:style-name="P2"><text:span text:style-name="T1"> </text:span><text:span text:style-name="T3"><text:line-break/></text:span><text:span text:style-name="T1">Регистрируясь в личном кабинете, вы даете свое согласие юридической компании</text:span><text:span text:style-name="T2"> </text:span><text:span text:style-name="T4">«Юбиком»</text:span><text:span text:style-name="T1"> <text:s/>(далее Оператор), на обработку Ваших персональных данных, включающих: </text:span><text:span text:style-name="T3"><text:line-break/></text:span><text:span text:style-name="T1">Фамилию, имя, отчество, телефонный номер, адрес электронной почты, адреса доставки и др. В целях более качественного предоставления услуг. </text:span><text:span text:style-name="T3"><text:line-break/></text:span><text:span text:style-name="T1">Предоставляете Оператору право осуществлять любые действия (операции) в отношении Ваших персональных данных, которые необходимы или желаемы для достижения указанных выше целей, включая (без ограничения), сбор, систематизацию, накопление, хранение, обновление, изменение, использование, обезличивание, блокирование, уничтожение, а также осуществление любых иных действий с Вашими персональными данными, предусмотренных действующим законодательством Российской Федерации. </text:span><text:span text:style-name="T3"><text:line-break/></text:span><text:span text:style-name="T1">Оператор вправе обрабатывать Ваши персональные данные посредством внесения их в электронные базы данных, включения в списки (реестры) и отчетные формы, предусмотренные документами, регламентирующими предоставление отчетных данных (документов). </text:span><text:span text:style-name="T3"><text:line-break/></text:span><text:span text:style-name="T1">Оператор имеет право во исполнение своих обязательств, связанных с обработкой Ваших персональных данных, на обмен (прием и передачу) Ваших персональных данных со сторонними организациями с использованием машинных носителей или по каналам связи, с соблюдением мер, обеспечивающих их защиту от несанкционированного доступа, при условии, что их прием и обработка будут осуществляться лицом, обязанным сохранять профессиональную тайну. </text:span><text:span text:style-name="T3"><text:line-break/></text:span><text:span text:style-name="T1">Вы оставляете за собой право отозвать свое согласие посредством составления соответствующего документа, который может быть направлен Вами в адрес Оператора на адрес электронной почты </text:span><text:span text:style-name="T5">info@ubikom.biz</text:span><text:span text:style-name="T1"><text:line-break/>Обработка персональных данных оператором производится в соответствии с действующим законодательством Российской Федерации.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PT Sans" svg:font-family="'PT Sans'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nat</meta:initial-creator>
    <meta:editing-cycles>4</meta:editing-cycles>
    <meta:creation-date>2017-06-22T11:00:00</meta:creation-date>
    <dc:date>2017-10-17T14:26:55.18</dc:date>
    <meta:editing-duration>PT9M46S</meta:editing-duration>
    <meta:generator>OpenOffice/4.1.3$Win32 OpenOffice.org_project/413m1$Build-9783</meta:generator>
    <meta:document-statistic meta:table-count="0" meta:image-count="0" meta:object-count="0" meta:page-count="1" meta:paragraph-count="2" meta:word-count="210" meta:character-count="18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